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datatypes cheatsheet, which is available in the Week 4 module of the lecture notes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VS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  <table:table-cell table:style-name="TableRowCell" office:value-type="string">
            <text:p text:style-name="Table_20_Contents">_</text:p>
          </table:table-cell>
        </table:table-row>
      </table:table>
      <text:p text:style-name="First_20_paragraph">You can check your answers using VS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VS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1Z</meta:creation-date>
    <dc:date>2021-05-24T18:49:51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